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98.28mm" svg:y="1.53mm">
            <loext:p draw:notify-on-update-of-ranges="Hoja1.A1:Hoja1.A1 Hoja1.A2:Hoja1.A6 Hoja1.B1:Hoja1.B1 Hoja1.B2:Hoja1.B6 Hoja1.C1:Hoja1.C1 Hoja1.C2:Hoja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.º hilos</text:p>
          </table:table-cell>
          <table:table-cell table:style-name="ce1" office:value-type="string" calcext:value-type="string">
            <text:p>t_primos</text:p>
          </table:table-cell>
          <table:table-cell table:style-name="ce1" office:value-type="string" calcext:value-type="string">
            <text:p>t_escritur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7" calcext:value-type="float">
            <text:p>4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366" calcext:value-type="float">
            <text:p>436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569" calcext:value-type="float">
            <text:p>44569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8548" calcext:value-type="float">
            <text:p>88548</text:p>
          </table:table-cell>
          <table:table-cell office:value-type="float" office:value="6910" calcext:value-type="float">
            <text:p>69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3:04:10.5581574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05:01.163354358</meta:creation-date>
    <dc:date>2016-02-23T13:09:25.626194697</dc:date>
    <meta:editing-duration>PT17M50S</meta:editing-duration>
    <meta:editing-cycles>3</meta:editing-cycles>
    <meta:generator>LibreOffice/5.1.0.2$Linux_X86_64 LibreOffice_project/1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952cm" style:legend-expansion="high" chart:style-name="ch2"/>
        <chart:plot-area chart:style-name="ch3" table:cell-range-address="Hoja1.A1:Hoja1.C6" chart:data-source-has-labels="both" svg:x="1.331cm" svg:y="0.18cm" svg:width="11.391cm" svg:height="7.659cm">
          <chartooo:coordinate-region svg:x="2.508cm" svg:y="0.379cm" svg:width="9.472cm" svg:height="6.813cm"/>
          <chart:axis chart:dimension="x" chart:name="primary-x" chart:style-name="ch4" chartooo:axis-type="auto">
            <chartooo:date-scale/>
            <chart:title svg:x="6.188cm" svg:y="8.019cm" chart:style-name="ch5">
              <text:p>num_hilos</text:p>
            </chart:title>
            <chart:categories table:cell-range-address="Hoja1.A2:Hoja1.A6"/>
          </chart:axis>
          <chart:axis chart:dimension="y" chart:name="primary-y" chart:style-name="ch4">
            <chart:title svg:x="0.451cm" svg:y="5.773cm" chart:style-name="ch6">
              <text:p>tiempo_ejecuccion_ms</text:p>
            </chart:title>
            <chart:grid chart:style-name="ch7" chart:class="major"/>
          </chart:axis>
          <chart:series chart:style-name="ch8" chart:values-cell-range-address="Hoja1.B2:Hoja1.B6" chart:label-cell-address="Hoja1.B1:Hoja1.B1" chart:class="chart:line">
            <chart:data-point chart:repeated="5"/>
          </chart:series>
          <chart:series chart:style-name="ch9" chart:values-cell-range-address="Hoja1.C2:Hoja1.C6" chart:label-cell-address="Hoja1.C1:Hoja1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primos</text:p>
                <draw:g>
                  <svg:desc>Hoja1.B1:Hoja1.B1</svg:desc>
                </draw:g>
              </table:table-cell>
              <table:table-cell office:value-type="string">
                <text:p>t_escritura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oja1.A2:Hoja1.A6</svg:desc>
                </draw:g>
              </table:table-cell>
              <table:table-cell office:value-type="float" office:value="60">
                <text:p>60</text:p>
                <draw:g>
                  <svg:desc>Hoja1.B2:Hoja1.B6</svg:desc>
                </draw:g>
              </table:table-cell>
              <table:table-cell office:value-type="float" office:value="17">
                <text:p>17</text:p>
                <draw:g>
                  <svg:desc>Hoja1.C2:Hoja1.C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27">
                <text:p>4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366">
                <text:p>436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4569">
                <text:p>44569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8548">
                <text:p>88548</text:p>
              </table:table-cell>
              <table:table-cell office:value-type="float" office:value="6910">
                <text:p>69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